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-subtitle">
      <style:graphic-properties draw:fill-color="#ffffff" fo:min-height="13.60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Corbel" style:font-family-generic="swiss" style:font-pitch="variable" fo:font-size="88pt" style:font-size-asian="88pt" style:font-size-complex="8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Corbel" style:font-pitch="variable" fo:font-size="88pt" fo:font-weight="bold" style:font-size-asian="88pt" style:font-weight-asian="bold" style:font-size-complex="88pt" style:font-weight-complex="bold"/>
    </style:style>
    <style:style style:name="T1" style:family="text">
      <style:text-properties fo:font-family="Corbel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font-family="Corbel" style:font-family-generic="swiss" style:font-pitch="variable" fo:font-size="88pt" fo:font-style="italic" fo:font-weight="bold" style:font-size-asian="88pt" style:font-style-asian="italic" style:font-weight-asian="bold" style:font-size-complex="88pt" style:font-style-complex="italic" style:font-weight-complex="bold"/>
    </style:style>
    <style:style style:name="T3" style:family="text">
      <style:text-properties fo:font-family="Consolas" style:font-pitch="fix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Corbel" style:font-pitch="variable"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>
        <office:forms form:automatic-focus="false" form:apply-design-mode="false"/>
        <draw:frame presentation:style-name="pr1" draw:text-style-name="P1" draw:layer="layout" svg:width="25.199cm" svg:height="13.609cm" svg:x="1.4cm" svg:y="5.039cm" presentation:class="subtitle" presentation:user-transformed="true">
          <draw:text-box>
            <text:p><text:span text:style-name="T1">Avoiding Android</text:span></text:p>
            <text:p><text:span text:style-name="T1">Anti-Patterns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Introduction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ti-Patterns</text:p>
                <text:list>
                  <text:list-item>
                    <text:p>Code pollution</text:p>
                  </text:list-item>
                  <text:list-item>
                    <text:p>Fatal assumptions</text:p>
                  </text:list-item>
                </text:list>
              </text:list-item>
              <text:list-item>
                <text:p>Goal: help you avoid these anti-patterns</text:p>
              </text:list-item>
              <text:list-item>
                <text:p>Hoped-For Result: Happier Us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ti-Patterns Covered Already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Everlasting Services</text:p>
              </text:list-item>
              <text:list-item>
                <text:p>Boot-Time Services</text:p>
              </text:list-item>
              <text:list-item>
                <text:p>Pretending Everything Is a Ph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Control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Using <text:span text:style-name="T3">AlarmManager</text:span> without any sort of user control over period</text:p>
                    <text:list>
                      <text:list-item>
                        <text:p>“User control” includes “please, God, make it stop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<text:s/>Background Control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Resource overuse</text:p>
                    <text:list>
                      <text:list-item>
                        <text:p>Battery</text:p>
                      </text:list-item>
                      <text:list-item>
                        <text:p>Bandwidth</text:p>
                      </text:list-item>
                      <text:list-item>
                        <text:p>CPU</text:p>
                      </text:list-item>
                    </text:list>
                  </text:list-item>
                  <text:list-item>
                    <text:p>Users may kill or uninstall your app to regain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C0ntrol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<text:span text:style-name="T3">SharedPreferences</text:span> and a setting for alarm period</text:p>
                    <text:list>
                      <text:list-item>
                        <text:p>Consider using the roster of inexact periods</text:p>
                      </text:list-item>
                    </text:list>
                  </text:list-item>
                  <text:list-item>
                    <text:p>Include an option for “never”</text:p>
                    <text:list>
                      <text:list-item>
                        <text:p>Refresh data manually via option menu or action ba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Doing significant processing in background callbacks</text:p>
                    <text:list>
                      <text:list-item>
                        <text:p><text:span text:style-name="T3">onReceive()</text:span> of <text:span text:style-name="T3">BroadcastReceiver</text:span></text:p>
                      </text:list-item>
                      <text:list-item>
                        <text:p><text:span text:style-name="T3">onCreate()</text:span> / <text:span text:style-name="T3">onStartCommand()</text:span> / <text:span text:style-name="T3">onDestroy()</text:span> of <text:span text:style-name="T3">Serv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Normally, background processing is CPU-capped at ~10%</text:p>
                  </text:list-item>
                  <text:list-item>
                    <text:p>During those callbacks, priority changes to normal foreground priority</text:p>
                  </text:list-item>
                  <text:list-item>
                    <text:p>May impact real foreground (e.g., game)</text:p>
                  </text:list-item>
                  <text:list-item>
                    <text:p>Also, called on main application thread</text:p>
                    <text:list>
                      <text:list-item>
                        <text:p>May interrupt one of your activ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Background Becomes Foreground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<text:span text:style-name="T3">BroadcastReceiver</text:span> delegates to <text:span text:style-name="T3">IntentService</text:span></text:p>
                  </text:list-item>
                  <text:list-item>
                    <text:p><text:span text:style-name="T3">IntentService</text:span> does everything in <text:span text:style-name="T3">onHandleIntent()</text:span></text:p>
                    <text:list>
                      <text:list-item>
                        <text:p>Background thread = background priority</text:p>
                      </text:list-item>
                    </text:list>
                  </text:list-item>
                  <text:list-item>
                    <text:p>Or other means of using background threads instead of work in callb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Flash I/O on the main application thread</text:p>
                  </text:list-item>
                  <text:list-item>
                    <text:p>Network I/O on the main application thread</text:p>
                  </text:list-item>
                  <text:list-item>
                    <text:p>Significant calculations on the main application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y Is This Important?</text:p>
                <text:list>
                  <text:list-item>
                    <text:p>Tying up the main application thread freezes UI</text:p>
                    <text:list>
                      <text:list-item>
                        <text:p>GUI, touch events tied up in queue waiting for thread</text:p>
                      </text:list-item>
                    </text:list>
                  </text:list-item>
                  <text:list-item>
                    <text:p>Visible impacts to users</text:p>
                    <text:list>
                      <text:list-item>
                        <text:p>Tap button, no response</text:p>
                      </text:list-item>
                      <text:list-item>
                        <text:p>Scrolling a list is sluggish</text:p>
                      </text:list-item>
                      <text:list-item>
                        <text:p>Activities take minor eternity to sta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Write Janky Code</text:p>
          </draw:text-box>
        </draw:frame>
        <draw:frame presentation:style-name="pr10" draw:layer="layout" svg:width="25.199cm" svg:height="14.103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Use <text:span text:style-name="T3">StrictMode</text:span> to catch I/O on the main application thread</text:p>
                  </text:list-item>
                  <text:list-item>
                    <text:p>Use logging or Traceview to periodically test your code to see how long key callbacks take</text:p>
                    <text:list>
                      <text:list-item>
                        <text:p><text:span text:style-name="T3">Button</text:span> click handlers</text:p>
                      </text:list-item>
                      <text:list-item>
                        <text:p><text:span text:style-name="T3">getView()</text:span> on an <text:span text:style-name="T3">ArrayAdapter</text:span></text:p>
                      </text:list-item>
                      <text:list-item>
                        <text:p><text:span text:style-name="T3">onCreate()</text:span> of an <text:span text:style-name="T3">Activity</text:span>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Leak Like a Sieve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Register...and do not unregister</text:p>
                  </text:list-item>
                  <text:list-item>
                    <text:p>Acquire...and do not release</text:p>
                  </text:list-item>
                  <text:list-item>
                    <text:p>Assign to static...and not null out reference later</text:p>
                    <text:list>
                      <text:list-item>
                        <text:p>Particularly for activities, or things that reference activiti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eak Like a Sieve</text:p>
          </draw:text-box>
        </draw:frame>
        <draw:frame presentation:style-name="pr10" draw:layer="layout" svg:width="25.199cm" svg:height="13.93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Garbage Collection</text:p>
                    <text:list>
                      <text:list-item>
                        <text:p>Registered listeners, etc. are held in static references inside of Android</text:p>
                      </text:list-item>
                      <text:list-item>
                        <text:p>Must get those released to free up RAM</text:p>
                      </text:list-item>
                    </text:list>
                  </text:list-item>
                  <text:list-item>
                    <text:p>Stop events from continuing to fire, keeping hardware powered on</text:p>
                    <text:list>
                      <text:list-item>
                        <text:p>Sensors</text:p>
                      </text:list-item>
                      <text:list-item>
                        <text:p>Lo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Leak Like a Sieve</text:p>
          </draw:text-box>
        </draw:frame>
        <draw:frame presentation:style-name="pr10" draw:layer="layout" svg:width="25.199cm" svg:height="14.203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im to use lifecycle pairs</text:p>
                    <text:list>
                      <text:list-item>
                        <text:p>Register in <text:span text:style-name="T3">onCreate()</text:span>, release in <text:span text:style-name="T3">onDestroy()</text:span>, etc.</text:p>
                      </text:list-item>
                      <text:list-item>
                        <text:p>If needed, use <text:span text:style-name="T3">onDestroy()</text:span> as “backstop”, releasing everything registered or acquired</text:p>
                      </text:list-item>
                    </text:list>
                  </text:list-item>
                  <text:list-item>
                    <text:p>Exception handling and <text:span text:style-name="T3">finally</text:span> block</text:p>
                  </text:list-item>
                  <text:list-item>
                    <text:p>Use MAT!</text:p>
                  </text:list-item>
                  <text:list-item>
                    <text:p>And, um, don't intentionally le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What is the Anti-Pattern?</text:p>
                <text:list>
                  <text:list-item>
                    <text:p>Trying to update an app widget every second...from your code</text:p>
                    <text:list>
                      <text:list-item>
                        <text:p>Rolling your own timer</text:p>
                      </text:list-item>
                      <text:list-item>
                        <text:p>Faking an anim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App widgets cross the process boundary on every update</text:p>
                    <text:list>
                      <text:list-item>
                        <text:p>Your code -&gt; home screen process</text:p>
                      </text:list-item>
                    </text:list>
                  </text:list-item>
                  <text:list-item>
                    <text:p>IPC is expensive in terms of CPU time</text:p>
                    <text:list>
                      <text:list-item>
                        <text:p>Hence, expensive for battery</text:p>
                      </text:list-item>
                    </text:list>
                  </text:list-item>
                  <text:list-item>
                    <text:p>Doubly-wasteful since home screen not always 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ake Busy App Widgets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pp widgets are largely static</text:p>
                  </text:list-item>
                  <text:list-item>
                    <text:p>Update the app widgets on user demand, on actual data changes, or on <text:span text:style-name="T4">slow</text:span> timers</text:p>
                    <text:list>
                      <text:list-item>
                        <text:p>There's a <text:span text:style-name="T5">reason</text:span> for the 30 minute minimum for <text:span text:style-name="T3">updatePeriodMillis</text:span></text:p>
                      </text:list-item>
                      <text:list-item>
                        <text:p>Allow user configuration of update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Assuming users have unlimited SMS plans</text:p>
                    <text:list>
                      <text:list-item>
                        <text:p>Using SMS for chatty app protocols</text:p>
                      </text:list-item>
                    </text:list>
                  </text:list-item>
                  <text:list-item>
                    <text:p>Assuming users have unlimited data plans</text:p>
                    <text:list>
                      <text:list-item>
                        <text:p>Constantly refreshing or downloading dat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“Unlimited” SMS or data only available in some markets to some users</text:p>
                    <text:list>
                      <text:list-item>
                        <text:p>Everybody else pays by the message or MB</text:p>
                      </text:list-item>
                      <text:list-item>
                        <text:p>Even “unlimited” usually comes with caps</text:p>
                      </text:list-item>
                    </text:list>
                  </text:list-item>
                  <text:list-item>
                    <text:p>Net: costs users money or cap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ssume Unlimited Data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Allow user controls over chattiness or refresh periods</text:p>
                  </text:list-item>
                  <text:list-item>
                    <text:p>Pay attention to WiFi vs. mobile data connections via <text:span text:style-name="T3">ConnectivityManager</text:span></text:p>
                    <text:list>
                      <text:list-item>
                        <text:p>WiFi is less prone to costing users money</text:p>
                      </text:list-item>
                    </text:list>
                  </text:list-item>
                  <text:list-item>
                    <text:p>Honor background data set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 presentation:user-transformed="tru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Anti-Pattern?</text:p>
                <text:list>
                  <text:list-item>
                    <text:p>Using reflection to access public classes, etc. that are not part of the SDK</text:p>
                  </text:list-item>
                  <text:list-item>
                    <text:p>Accessing undocumented content providers</text:p>
                  </text:list-item>
                  <text:list-item>
                    <text:p>Assuming existence of certain bin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y Is This Important?</text:p>
                <text:list>
                  <text:list-item>
                    <text:p>Your app may break on today’s or tomorrow’s phones</text:p>
                    <text:list>
                      <text:list-item>
                        <text:p>Broken apps = unhappy users</text:p>
                      </text:list-item>
                      <text:list-item>
                        <text:p>Will they think ill of you...or Android?</text:p>
                      </text:list-item>
                    </text:list>
                  </text:list-item>
                  <text:list-item>
                    <text:p>Weakens arguments against OEMs</text:p>
                    <text:list>
                      <text:list-item>
                        <text:p>SDK is the contract between Google, device manufacturers, and develop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Reach Past the SDK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is the Right Answer?</text:p>
                <text:list>
                  <text:list-item>
                    <text:p>Stick to the SDK</text:p>
                  </text:list-item>
                  <text:list-item>
                    <text:p>Work with the core Android team to figure out how to open more up</text:p>
                  </text:list-item>
                  <text:list-item>
                    <text:p>Coordinate SDK-hack wrappers</text:p>
                    <text:list>
                      <text:list-item>
                        <text:p>Strength in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nti-Patterns, OEM-Style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reaking the SDK</text:p>
                <text:list>
                  <text:list-item>
                    <text:p>Changing implementation in a way that breaks the interface</text:p>
                  </text:list-item>
                  <text:list-item>
                    <text:p>Examples</text:p>
                    <text:list>
                      <text:list-item>
                        <text:p>Changed Intent filters (e.g., Settings)</text:p>
                      </text:list-item>
                      <text:list-item>
                        <text:p>Hidden constraints in content providers</text:p>
                      </text:list-item>
                      <text:list-item>
                        <text:p>Altered default buffer sizes on HTTP requests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In summary...</text:p>
          </draw:text-box>
        </draw:frame>
        <draw:frame presentation:style-name="pr12" draw:text-style-name="P5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 text:style-name="P2"><text:span text:style-name="T6">Anti-Patterns:</text:span></text:p>
                <text:p text:style-name="P2"><text:span text:style-name="T6">Just Say No!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gradient" draw:fill-gradient-name="Gradient_20_Androi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508cm" svg:height="1.296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08cm" svg:height="1.296cm" svg:x="12.089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08cm" svg:height="1.296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08cm" svg:height="1.296cm" svg:x="12.089cm" svg:y="25.651cm" presentation:class="page-number">
        <draw:text-box>
          <text:p text:style-name="MP2"><text:span text:style-name="MT1"><text:page-number>19</text:page-number></text:span></text:p>
        </draw:text-box>
      </draw:frame>
      <draw:page-thumbnail draw:layer="backgroundobjects" svg:width="13.575cm" svg:height="10.181cm" svg:x="4.007cm" svg:y="3.288cm" draw:page-number="1"/>
      <draw:page-thumbnail draw:layer="backgroundobjects" svg:width="13.575cm" svg:height="10.181cm" svg:x="4.007cm" svg:y="14.47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9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  <style:master-page style:name="Android" style:page-layout-name="PM1" draw:style-name="Mdp1">
      <draw:frame presentation:style-name="Mpr6" draw:text-style-name="MP3" draw:layer="backgroundobjects" svg:width="25.199cm" svg:height="3.506cm" svg:x="1.4cm" svg:y="0.837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7"><text:span text:style-name="MT2">Copyright © 2011 CommonsWare, LLC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9</text:page-number></text:span></text:p>
        </draw:text-box>
      </draw:frame>
      <draw:frame draw:style-name="Mgr3" draw:text-style-name="MP6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6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9-04-12T20:20:58</meta:creation-date>
    <dc:date>2011-09-10T12:31:00</dc:date>
    <meta:editing-cycles>186</meta:editing-cycles>
    <meta:editing-duration>PT12H51M33S</meta:editing-duration>
    <meta:print-date>2011-09-10T12:30:57</meta:print-date>
    <dc:creator>Mark Murphy</dc:creator>
    <meta:printed-by>Mark Murphy</meta:printed-by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